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28cm" svg:height="12.5cm" svg:x="0cm" svg:y="0cm">
          <text:p text:style-name="P2"/>
        </draw:rect>
        <draw:line draw:style-name="gr2" draw:text-style-name="P1" draw:layer="layout" svg:x1="3.5cm" svg:y1="10cm" svg:x2="3.5cm" svg:y2="1cm">
          <text:p text:style-name="P2"/>
        </draw:line>
        <draw:line draw:style-name="gr2" draw:text-style-name="P1" draw:layer="layout" svg:x1="2cm" svg:y1="3.5cm" svg:x2="23.5cm" svg:y2="3.5cm">
          <text:p text:style-name="P2"/>
        </draw:line>
        <draw:frame draw:style-name="gr3" draw:layer="layout" svg:width="1.675cm" svg:height="0.988cm" svg:x="24.498cm" svg:y="19.512cm">
          <draw:text-box>
            <text:p text:style-name="P2">PFC</text:p>
          </draw:text-box>
        </draw:frame>
        <presentation:notes draw:style-name="dp2">
          <draw:page-thumbnail draw:style-name="gr4" draw:layer="layout" svg:width="14.849cm" svg:height="11.137cm" svg:x="3.069cm" svg:y="2.257cm" draw:page-number="1" presentation:class="page"/>
          <draw:frame presentation:style-name="pr1" draw:text-style-name="P3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s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redeterminado-title" draw:layer="backgroundobjects" svg:width="14.849cm" svg:height="11.137cm" svg:x="3.069cm" svg:y="2.257cm" presentation:class="page"/>
        <draw:frame presentation:style-name="Predeterminado-notes" draw:layer="backgroundobjects" svg:width="16.79cm" svg:height="13.365cm" svg:x="2.098cm" svg:y="14.108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8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8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6-17T18:18:55</meta:creation-date>
    <dc:date>2006-06-17T18:20:31</dc:date>
    <dc:language>es-ES</dc:language>
    <meta:editing-cycles>2</meta:editing-cycles>
    <meta:editing-duration>PT2M1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